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89pt"/>
    </style:style>
    <style:style style:name="co3" style:family="table-column">
      <style:table-column-properties fo:break-before="auto" style:column-width="8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GIXRD fit results for sample series 220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First peak pseudocubic (10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ample (s)</text:p>
          </table:table-cell>
          <table:table-cell office:value-type="string" calcext:value-type="string">
            <text:p>Position (deg)</text:p>
          </table:table-cell>
          <table:table-cell/>
          <table:table-cell office:value-type="string" calcext:value-type="string">
            <text:p>Area (arb. units)</text:p>
          </table:table-cell>
          <table:table-cell/>
          <table:table-cell office:value-type="string" calcext:value-type="string">
            <text:p>FWHM (deg)</text:p>
          </table:table-cell>
          <table:table-cell/>
          <table:table-cell office:value-type="string" calcext:value-type="string">
            <text:p>a (Å)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423472656948" calcext:value-type="float">
            <text:p>15.1423472656948</text:p>
          </table:table-cell>
          <table:table-cell office:value-type="float" office:value="0.00768931170657104" calcext:value-type="float">
            <text:p>0.007689311706571</text:p>
          </table:table-cell>
          <table:table-cell office:value-type="float" office:value="337.192676389074" calcext:value-type="float">
            <text:p>337.192676389074</text:p>
          </table:table-cell>
          <table:table-cell office:value-type="float" office:value="12.4643529327613" calcext:value-type="float">
            <text:p>12.4643529327613</text:p>
          </table:table-cell>
          <table:table-cell office:value-type="float" office:value="0.359232510369081" calcext:value-type="float">
            <text:p>0.359232510369081</text:p>
          </table:table-cell>
          <table:table-cell office:value-type="float" office:value="0.0108059769366996" calcext:value-type="float">
            <text:p>0.0108059769367</text:p>
          </table:table-cell>
          <table:table-cell table:formula="of:=1.5418/2/SIN(0.5*[.B4]/180*PI())" office:value-type="float" office:value="5.85089241879098" calcext:value-type="float">
            <text:p>5.8508924187909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3186217932131" calcext:value-type="float">
            <text:p>15.3186217932131</text:p>
          </table:table-cell>
          <table:table-cell office:value-type="float" office:value="0.00707131631935645" calcext:value-type="float">
            <text:p>0.007071316319356</text:p>
          </table:table-cell>
          <table:table-cell office:value-type="float" office:value="619.102376956564" calcext:value-type="float">
            <text:p>619.102376956564</text:p>
          </table:table-cell>
          <table:table-cell office:value-type="float" office:value="21.5590909321904" calcext:value-type="float">
            <text:p>21.5590909321904</text:p>
          </table:table-cell>
          <table:table-cell office:value-type="float" office:value="0.377074502620177" calcext:value-type="float">
            <text:p>0.377074502620177</text:p>
          </table:table-cell>
          <table:table-cell office:value-type="float" office:value="0.0104165520256563" calcext:value-type="float">
            <text:p>0.010416552025656</text:p>
          </table:table-cell>
          <table:table-cell table:formula="of:=1.5418/2/SIN(0.5*[.B5]/180*PI())" office:value-type="float" office:value="5.78395963623077" calcext:value-type="float">
            <text:p>5.7839596362307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5745379127003" calcext:value-type="float">
            <text:p>15.5745379127003</text:p>
          </table:table-cell>
          <table:table-cell office:value-type="float" office:value="0.00781690046801315" calcext:value-type="float">
            <text:p>0.007816900468013</text:p>
          </table:table-cell>
          <table:table-cell office:value-type="float" office:value="327.082981443029" calcext:value-type="float">
            <text:p>327.082981443029</text:p>
          </table:table-cell>
          <table:table-cell office:value-type="float" office:value="11.9128417445938" calcext:value-type="float">
            <text:p>11.9128417445938</text:p>
          </table:table-cell>
          <table:table-cell office:value-type="float" office:value="0.312916177303109" calcext:value-type="float">
            <text:p>0.312916177303109</text:p>
          </table:table-cell>
          <table:table-cell office:value-type="float" office:value="0.00987508230899001" calcext:value-type="float">
            <text:p>0.00987508230899</text:p>
          </table:table-cell>
          <table:table-cell table:formula="of:=1.5418/2/SIN(0.5*[.B6]/180*PI())" office:value-type="float" office:value="5.68949093853996" calcext:value-type="float">
            <text:p>5.689490938539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2830979202648" calcext:value-type="float">
            <text:p>15.2830979202648</text:p>
          </table:table-cell>
          <table:table-cell office:value-type="float" office:value="0.0112640319614556" calcext:value-type="float">
            <text:p>0.011264031961456</text:p>
          </table:table-cell>
          <table:table-cell office:value-type="float" office:value="295.909013660248" calcext:value-type="float">
            <text:p>295.909013660248</text:p>
          </table:table-cell>
          <table:table-cell office:value-type="float" office:value="17.0910156557707" calcext:value-type="float">
            <text:p>17.0910156557707</text:p>
          </table:table-cell>
          <table:table-cell office:value-type="float" office:value="0.399518874534503" calcext:value-type="float">
            <text:p>0.399518874534503</text:p>
          </table:table-cell>
          <table:table-cell office:value-type="float" office:value="0.0177033013076267" calcext:value-type="float">
            <text:p>0.017703301307627</text:p>
          </table:table-cell>
          <table:table-cell table:formula="of:=1.5418/2/SIN(0.5*[.B7]/180*PI())" office:value-type="float" office:value="5.79732372544459" calcext:value-type="float">
            <text:p>5.7973237254445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.4359410113" calcext:value-type="float">
            <text:p>15.4359410113</text:p>
          </table:table-cell>
          <table:table-cell office:value-type="float" office:value="0.00836817654442371" calcext:value-type="float">
            <text:p>0.008368176544424</text:p>
          </table:table-cell>
          <table:table-cell office:value-type="float" office:value="290.606680219518" calcext:value-type="float">
            <text:p>290.606680219518</text:p>
          </table:table-cell>
          <table:table-cell office:value-type="float" office:value="11.4558236926822" calcext:value-type="float">
            <text:p>11.4558236926822</text:p>
          </table:table-cell>
          <table:table-cell office:value-type="float" office:value="0.333454175885933" calcext:value-type="float">
            <text:p>0.333454175885933</text:p>
          </table:table-cell>
          <table:table-cell office:value-type="float" office:value="0.0110805019550209" calcext:value-type="float">
            <text:p>0.011080501955021</text:p>
          </table:table-cell>
          <table:table-cell table:formula="of:=1.5418/2/SIN(0.5*[.B8]/180*PI())" office:value-type="float" office:value="5.74026245779877" calcext:value-type="float">
            <text:p>5.7402624577987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.4496686879064" calcext:value-type="float">
            <text:p>15.4496686879064</text:p>
          </table:table-cell>
          <table:table-cell office:value-type="float" office:value="0.00851515791296345" calcext:value-type="float">
            <text:p>0.008515157912963</text:p>
          </table:table-cell>
          <table:table-cell office:value-type="float" office:value="358.474983150237" calcext:value-type="float">
            <text:p>358.474983150237</text:p>
          </table:table-cell>
          <table:table-cell office:value-type="float" office:value="14.5533131653863" calcext:value-type="float">
            <text:p>14.5533131653863</text:p>
          </table:table-cell>
          <table:table-cell office:value-type="float" office:value="0.369929789237755" calcext:value-type="float">
            <text:p>0.369929789237755</text:p>
          </table:table-cell>
          <table:table-cell office:value-type="float" office:value="0.0120659455790363" calcext:value-type="float">
            <text:p>0.012065945579036</text:p>
          </table:table-cell>
          <table:table-cell table:formula="of:=1.5418/2/SIN(0.5*[.B9]/180*PI())" office:value-type="float" office:value="5.73519289541357" calcext:value-type="float">
            <text:p>5.735192895413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5170929549919" calcext:value-type="float">
            <text:p>15.5170929549919</text:p>
          </table:table-cell>
          <table:table-cell office:value-type="float" office:value="0.00779159121688737" calcext:value-type="float">
            <text:p>0.007791591216887</text:p>
          </table:table-cell>
          <table:table-cell office:value-type="float" office:value="440.073646914677" calcext:value-type="float">
            <text:p>440.073646914677</text:p>
          </table:table-cell>
          <table:table-cell office:value-type="float" office:value="15.9740984040033" calcext:value-type="float">
            <text:p>15.9740984040033</text:p>
          </table:table-cell>
          <table:table-cell office:value-type="float" office:value="0.362609647224475" calcext:value-type="float">
            <text:p>0.362609647224475</text:p>
          </table:table-cell>
          <table:table-cell office:value-type="float" office:value="0.0107077340939261" calcext:value-type="float">
            <text:p>0.010707734093926</text:p>
          </table:table-cell>
          <table:table-cell table:formula="of:=1.5418/2/SIN(0.5*[.B10]/180*PI())" office:value-type="float" office:value="5.71042407103495" calcext:value-type="float">
            <text:p>5.7104240710349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 Second peak pseudocubic (11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ample (s)</text:p>
          </table:table-cell>
          <table:table-cell office:value-type="string" calcext:value-type="string">
            <text:p>Position (deg)</text:p>
          </table:table-cell>
          <table:table-cell/>
          <table:table-cell office:value-type="string" calcext:value-type="string">
            <text:p>Area (arb. units)</text:p>
          </table:table-cell>
          <table:table-cell/>
          <table:table-cell office:value-type="string" calcext:value-type="string">
            <text:p>FWHM (deg)</text:p>
          </table:table-cell>
          <table:table-cell/>
          <table:table-cell office:value-type="string" calcext:value-type="string">
            <text:p>a (Å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5511036958941" calcext:value-type="float">
            <text:p>21.5511036958941</text:p>
          </table:table-cell>
          <table:table-cell office:value-type="float" office:value="0.00705407761069505" calcext:value-type="float">
            <text:p>0.007054077610695</text:p>
          </table:table-cell>
          <table:table-cell office:value-type="float" office:value="665.023780885841" calcext:value-type="float">
            <text:p>665.023780885841</text:p>
          </table:table-cell>
          <table:table-cell office:value-type="float" office:value="10.9532252675175" calcext:value-type="float">
            <text:p>10.9532252675175</text:p>
          </table:table-cell>
          <table:table-cell office:value-type="float" office:value="0.495754293833673" calcext:value-type="float">
            <text:p>0.495754293833673</text:p>
          </table:table-cell>
          <table:table-cell office:value-type="float" office:value="0.0079322904020462" calcext:value-type="float">
            <text:p>0.007932290402046</text:p>
          </table:table-cell>
          <table:table-cell table:formula="of:=SQRT(2)*1.5418/2/SIN(0.5*[.B15]/180*PI())" office:value-type="float" office:value="5.8312188164607" calcext:value-type="float">
            <text:p>5.83121881646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7300249795947" calcext:value-type="float">
            <text:p>21.7300249795947</text:p>
          </table:table-cell>
          <table:table-cell office:value-type="float" office:value="0.00935621626381399" calcext:value-type="float">
            <text:p>0.009356216263814</text:p>
          </table:table-cell>
          <table:table-cell office:value-type="float" office:value="488.191344931135" calcext:value-type="float">
            <text:p>488.191344931135</text:p>
          </table:table-cell>
          <table:table-cell office:value-type="float" office:value="10.3295041709722" calcext:value-type="float">
            <text:p>10.3295041709722</text:p>
          </table:table-cell>
          <table:table-cell office:value-type="float" office:value="0.523561407602732" calcext:value-type="float">
            <text:p>0.523561407602732</text:p>
          </table:table-cell>
          <table:table-cell office:value-type="float" office:value="0.0106354376104624" calcext:value-type="float">
            <text:p>0.010635437610462</text:p>
          </table:table-cell>
          <table:table-cell table:formula="of:=SQRT(2)*1.5418/2/SIN(0.5*[.B16]/180*PI())" office:value-type="float" office:value="5.78377537346441" calcext:value-type="float">
            <text:p>5.783775373464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0488521665969" calcext:value-type="float">
            <text:p>22.0488521665969</text:p>
          </table:table-cell>
          <table:table-cell office:value-type="float" office:value="0.00719567249432302" calcext:value-type="float">
            <text:p>0.007195672494323</text:p>
          </table:table-cell>
          <table:table-cell office:value-type="float" office:value="1113.85578785143" calcext:value-type="float">
            <text:p>1113.85578785143</text:p>
          </table:table-cell>
          <table:table-cell office:value-type="float" office:value="19.3081183450452" calcext:value-type="float">
            <text:p>19.3081183450452</text:p>
          </table:table-cell>
          <table:table-cell office:value-type="float" office:value="0.471451659054311" calcext:value-type="float">
            <text:p>0.471451659054311</text:p>
          </table:table-cell>
          <table:table-cell office:value-type="float" office:value="0.00801988199094507" calcext:value-type="float">
            <text:p>0.008019881990945</text:p>
          </table:table-cell>
          <table:table-cell table:formula="of:=SQRT(2)*1.5418/2/SIN(0.5*[.B17]/180*PI())" office:value-type="float" office:value="5.70115416282612" calcext:value-type="float">
            <text:p>5.70115416282612</text:p>
          </table:table-cell>
          <table:table-cell office:value-type="string" calcext:value-type="string">
            <text:p>“peak shape differs from others, more symmetric and square-like”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.7514261820211" calcext:value-type="float">
            <text:p>21.7514261820211</text:p>
          </table:table-cell>
          <table:table-cell office:value-type="float" office:value="0.00746381082594084" calcext:value-type="float">
            <text:p>0.007463810825941</text:p>
          </table:table-cell>
          <table:table-cell office:value-type="float" office:value="661.374903016117" calcext:value-type="float">
            <text:p>661.374903016117</text:p>
          </table:table-cell>
          <table:table-cell office:value-type="float" office:value="11.4843049252178" calcext:value-type="float">
            <text:p>11.4843049252178</text:p>
          </table:table-cell>
          <table:table-cell office:value-type="float" office:value="0.498724777627742" calcext:value-type="float">
            <text:p>0.498724777627742</text:p>
          </table:table-cell>
          <table:table-cell office:value-type="float" office:value="0.00840241877357953" calcext:value-type="float">
            <text:p>0.00840241877358</text:p>
          </table:table-cell>
          <table:table-cell table:formula="of:=SQRT(2)*1.5418/2/SIN(0.5*[.B18]/180*PI())" office:value-type="float" office:value="5.7781531332727" calcext:value-type="float">
            <text:p>5.778153133272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.9093688156781" calcext:value-type="float">
            <text:p>21.9093688156781</text:p>
          </table:table-cell>
          <table:table-cell office:value-type="float" office:value="0.00644632538761696" calcext:value-type="float">
            <text:p>0.006446325387617</text:p>
          </table:table-cell>
          <table:table-cell office:value-type="float" office:value="959.035628932666" calcext:value-type="float">
            <text:p>959.035628932666</text:p>
          </table:table-cell>
          <table:table-cell office:value-type="float" office:value="14.5455534327429" calcext:value-type="float">
            <text:p>14.5455534327429</text:p>
          </table:table-cell>
          <table:table-cell office:value-type="float" office:value="0.489568991262885" calcext:value-type="float">
            <text:p>0.489568991262885</text:p>
          </table:table-cell>
          <table:table-cell office:value-type="float" office:value="0.00723210294948218" calcext:value-type="float">
            <text:p>0.007232102949482</text:p>
          </table:table-cell>
          <table:table-cell table:formula="of:=SQRT(2)*1.5418/2/SIN(0.5*[.B19]/180*PI())" office:value-type="float" office:value="5.73700228736558" calcext:value-type="float">
            <text:p>5.7370022873655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.9529880835285" calcext:value-type="float">
            <text:p>21.9529880835285</text:p>
          </table:table-cell>
          <table:table-cell office:value-type="float" office:value="0.00837011032315789" calcext:value-type="float">
            <text:p>0.008370110323158</text:p>
          </table:table-cell>
          <table:table-cell office:value-type="float" office:value="1115.90119446956" calcext:value-type="float">
            <text:p>1115.90119446956</text:p>
          </table:table-cell>
          <table:table-cell office:value-type="float" office:value="21.0025403874936" calcext:value-type="float">
            <text:p>21.0025403874936</text:p>
          </table:table-cell>
          <table:table-cell office:value-type="float" office:value="0.528907676625138" calcext:value-type="float">
            <text:p>0.528907676625138</text:p>
          </table:table-cell>
          <table:table-cell office:value-type="float" office:value="0.00953510694706152" calcext:value-type="float">
            <text:p>0.009535106947062</text:p>
          </table:table-cell>
          <table:table-cell table:formula="of:=SQRT(2)*1.5418/2/SIN(0.5*[.B20]/180*PI())" office:value-type="float" office:value="5.72574258954413" calcext:value-type="float">
            <text:p>5.7257425895441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.0120582959617" calcext:value-type="float">
            <text:p>22.0120582959617</text:p>
          </table:table-cell>
          <table:table-cell office:value-type="float" office:value="0.0104169108662908" calcext:value-type="float">
            <text:p>0.010416910866291</text:p>
          </table:table-cell>
          <table:table-cell office:value-type="float" office:value="494.552138504159" calcext:value-type="float">
            <text:p>494.552138504159</text:p>
          </table:table-cell>
          <table:table-cell office:value-type="float" office:value="11.8933137793159" calcext:value-type="float">
            <text:p>11.8933137793159</text:p>
          </table:table-cell>
          <table:table-cell office:value-type="float" office:value="0.505195806075711" calcext:value-type="float">
            <text:p>0.505195806075711</text:p>
          </table:table-cell>
          <table:table-cell office:value-type="float" office:value="0.0117558110743523" calcext:value-type="float">
            <text:p>0.011755811074352</text:p>
          </table:table-cell>
          <table:table-cell table:formula="of:=SQRT(2)*1.5418/2/SIN(0.5*[.B21]/180*PI())" office:value-type="float" office:value="5.7105660317573" calcext:value-type="float">
            <text:p>5.7105660317573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 Third peak pseudocubic (20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ample (s)</text:p>
          </table:table-cell>
          <table:table-cell office:value-type="string" calcext:value-type="string">
            <text:p>Position (deg)</text:p>
          </table:table-cell>
          <table:table-cell/>
          <table:table-cell office:value-type="string" calcext:value-type="string">
            <text:p>Area (arb. units)</text:p>
          </table:table-cell>
          <table:table-cell/>
          <table:table-cell office:value-type="string" calcext:value-type="string">
            <text:p>FWHM (deg)</text:p>
          </table:table-cell>
          <table:table-cell/>
          <table:table-cell office:value-type="string" calcext:value-type="string">
            <text:p>a (Å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.6439429151143" calcext:value-type="float">
            <text:p>30.6439429151143</text:p>
          </table:table-cell>
          <table:table-cell office:value-type="float" office:value="0.0135102945545123" calcext:value-type="float">
            <text:p>0.013510294554512</text:p>
          </table:table-cell>
          <table:table-cell office:value-type="float" office:value="800.344542577723" calcext:value-type="float">
            <text:p>800.344542577723</text:p>
          </table:table-cell>
          <table:table-cell office:value-type="float" office:value="25.8370580870207" calcext:value-type="float">
            <text:p>25.8370580870207</text:p>
          </table:table-cell>
          <table:table-cell office:value-type="float" office:value="0.674077423747304" calcext:value-type="float">
            <text:p>0.674077423747304</text:p>
          </table:table-cell>
          <table:table-cell office:value-type="float" office:value="0.0182038383491951" calcext:value-type="float">
            <text:p>0.018203838349195</text:p>
          </table:table-cell>
          <table:table-cell table:formula="of:=2*1.5418/2/SIN(0.5*[.B26]/180*PI())" office:value-type="float" office:value="5.83478277432975" calcext:value-type="float">
            <text:p>5.834782774329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9981778063651" calcext:value-type="float">
            <text:p>30.9981778063651</text:p>
          </table:table-cell>
          <table:table-cell office:value-type="float" office:value="0.0106105165266011" calcext:value-type="float">
            <text:p>0.010610516526601</text:p>
          </table:table-cell>
          <table:table-cell office:value-type="float" office:value="1226.31799707393" calcext:value-type="float">
            <text:p>1226.31799707393</text:p>
          </table:table-cell>
          <table:table-cell office:value-type="float" office:value="30.5216245046782" calcext:value-type="float">
            <text:p>30.5216245046782</text:p>
          </table:table-cell>
          <table:table-cell office:value-type="float" office:value="0.693497097211424" calcext:value-type="float">
            <text:p>0.693497097211424</text:p>
          </table:table-cell>
          <table:table-cell office:value-type="float" office:value="0.0142873652599486" calcext:value-type="float">
            <text:p>0.014287365259949</text:p>
          </table:table-cell>
          <table:table-cell table:formula="of:=2*1.5418/2/SIN(0.5*[.B27]/180*PI())" office:value-type="float" office:value="5.76971179764411" calcext:value-type="float">
            <text:p>5.769711797644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.4860863414815" calcext:value-type="float">
            <text:p>31.4860863414815</text:p>
          </table:table-cell>
          <table:table-cell office:value-type="float" office:value="0.0120867657839133" calcext:value-type="float">
            <text:p>0.012086765783913</text:p>
          </table:table-cell>
          <table:table-cell office:value-type="float" office:value="628.786057635712" calcext:value-type="float">
            <text:p>628.786057635712</text:p>
          </table:table-cell>
          <table:table-cell office:value-type="float" office:value="17.3672907856617" calcext:value-type="float">
            <text:p>17.3672907856617</text:p>
          </table:table-cell>
          <table:table-cell office:value-type="float" office:value="0.599432243452863" calcext:value-type="float">
            <text:p>0.599432243452863</text:p>
          </table:table-cell>
          <table:table-cell office:value-type="float" office:value="0.0146643102669511" calcext:value-type="float">
            <text:p>0.014664310266951</text:p>
          </table:table-cell>
          <table:table-cell table:formula="of:=2*1.5418/2/SIN(0.5*[.B28]/180*PI())" office:value-type="float" office:value="5.68251369992576" calcext:value-type="float">
            <text:p>5.6825136999257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.9423342849655" calcext:value-type="float">
            <text:p>30.9423342849655</text:p>
          </table:table-cell>
          <table:table-cell office:value-type="float" office:value="0.0128417117869512" calcext:value-type="float">
            <text:p>0.012841711786951</text:p>
          </table:table-cell>
          <table:table-cell office:value-type="float" office:value="772.360579639238" calcext:value-type="float">
            <text:p>772.360579639238</text:p>
          </table:table-cell>
          <table:table-cell office:value-type="float" office:value="23.3874074363134" calcext:value-type="float">
            <text:p>23.3874074363134</text:p>
          </table:table-cell>
          <table:table-cell office:value-type="float" office:value="0.685112551399247" calcext:value-type="float">
            <text:p>0.685112551399247</text:p>
          </table:table-cell>
          <table:table-cell office:value-type="float" office:value="0.017252747793012" calcext:value-type="float">
            <text:p>0.017252747793012</text:p>
          </table:table-cell>
          <table:table-cell table:formula="of:=2*1.5418/2/SIN(0.5*[.B29]/180*PI())" office:value-type="float" office:value="5.77986974732539" calcext:value-type="float">
            <text:p>5.7798697473253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.2316078645482" calcext:value-type="float">
            <text:p>31.2316078645482</text:p>
          </table:table-cell>
          <table:table-cell office:value-type="float" office:value="0.0132386862978609" calcext:value-type="float">
            <text:p>0.013238686297861</text:p>
          </table:table-cell>
          <table:table-cell office:value-type="float" office:value="636.034306204931" calcext:value-type="float">
            <text:p>636.034306204931</text:p>
          </table:table-cell>
          <table:table-cell office:value-type="float" office:value="19.535465778188" calcext:value-type="float">
            <text:p>19.535465778188</text:p>
          </table:table-cell>
          <table:table-cell office:value-type="float" office:value="0.625414248712663" calcext:value-type="float">
            <text:p>0.625414248712663</text:p>
          </table:table-cell>
          <table:table-cell office:value-type="float" office:value="0.0166400939967824" calcext:value-type="float">
            <text:p>0.016640093996782</text:p>
          </table:table-cell>
          <table:table-cell table:formula="of:=2*1.5418/2/SIN(0.5*[.B30]/180*PI())" office:value-type="float" office:value="5.72764920005837" calcext:value-type="float">
            <text:p>5.7276492000583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.2757811152618" calcext:value-type="float">
            <text:p>31.2757811152618</text:p>
          </table:table-cell>
          <table:table-cell office:value-type="float" office:value="0.0134511094805199" calcext:value-type="float">
            <text:p>0.01345110948052</text:p>
          </table:table-cell>
          <table:table-cell office:value-type="float" office:value="647.722258701605" calcext:value-type="float">
            <text:p>647.722258701605</text:p>
          </table:table-cell>
          <table:table-cell office:value-type="float" office:value="19.7758834823926" calcext:value-type="float">
            <text:p>19.7758834823926</text:p>
          </table:table-cell>
          <table:table-cell office:value-type="float" office:value="0.664135642263817" calcext:value-type="float">
            <text:p>0.664135642263817</text:p>
          </table:table-cell>
          <table:table-cell office:value-type="float" office:value="0.0172098819629933" calcext:value-type="float">
            <text:p>0.017209881962993</text:p>
          </table:table-cell>
          <table:table-cell table:formula="of:=2*1.5418/2/SIN(0.5*[.B31]/180*PI())" office:value-type="float" office:value="5.71976104006785" calcext:value-type="float">
            <text:p>5.7197610400678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.4024376802732" calcext:value-type="float">
            <text:p>31.4024376802732</text:p>
          </table:table-cell>
          <table:table-cell office:value-type="float" office:value="0.0113830756625989" calcext:value-type="float">
            <text:p>0.011383075662599</text:p>
          </table:table-cell>
          <table:table-cell office:value-type="float" office:value="1119.94010144927" calcext:value-type="float">
            <text:p>1119.94010144927</text:p>
          </table:table-cell>
          <table:table-cell office:value-type="float" office:value="28.1275634028007" calcext:value-type="float">
            <text:p>28.1275634028007</text:p>
          </table:table-cell>
          <table:table-cell office:value-type="float" office:value="0.675870714923836" calcext:value-type="float">
            <text:p>0.675870714923836</text:p>
          </table:table-cell>
          <table:table-cell office:value-type="float" office:value="0.0144278411742183" calcext:value-type="float">
            <text:p>0.014427841174218</text:p>
          </table:table-cell>
          <table:table-cell table:formula="of:=2*1.5418/2/SIN(0.5*[.B32]/180*PI())" office:value-type="float" office:value="5.69726823520107" calcext:value-type="float">
            <text:p>5.6972682352010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# Average cell parame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Sample (s)</text:p>
          </table:table-cell>
          <table:table-cell office:value-type="string" calcext:value-type="string">
            <text:p>a (Å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AVERAGE([.H4];[.H15];[.H26])" office:value-type="float" office:value="5.83896466986047" calcext:value-type="float">
            <text:p>5.83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AVERAGE([.H5];[.H16];[.H27])" office:value-type="float" office:value="5.77914893577976" calcext:value-type="float">
            <text:p>5.779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AVERAGE([.H6];[.H17];[.H28])" office:value-type="float" office:value="5.69105293376394" calcext:value-type="float">
            <text:p>5.69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AVERAGE([.H7];[.H18];[.H29])" office:value-type="float" office:value="5.78511553534756" calcext:value-type="float">
            <text:p>5.785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table:formula="of:=AVERAGE([.H8];[.H19];[.H30])" office:value-type="float" office:value="5.73497131507424" calcext:value-type="float">
            <text:p>5.735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table:formula="of:=AVERAGE([.H9];[.H20];[.H31])" office:value-type="float" office:value="5.72689884167518" calcext:value-type="float">
            <text:p>5.727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table:formula="of:=AVERAGE([.H10];[.H21];[.H32])" office:value-type="float" office:value="5.70608611266444" calcext:value-type="float">
            <text:p>5.7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3:18:33.100784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08:59:30.365740016</meta:creation-date>
    <dc:date>2022-06-29T14:10:34.424330290</dc:date>
    <meta:editing-duration>PT1H22M2S</meta:editing-duration>
    <meta:editing-cycles>14</meta:editing-cycles>
    <meta:generator>LibreOffice/6.0.7.3$Linux_X86_64 LibreOffice_project/00m0$Build-3</meta:generator>
    <meta:document-statistic meta:table-count="1" meta:cell-count="206" meta:object-count="0"/>
  </office:meta>
</office:document-meta>
</file>